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98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6.2764in"/>
    </style:style>
    <style:style style:name="co4" style:family="table-column">
      <style:table-column-properties fo:break-before="auto" style:column-width="3.7047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size="14pt"/>
    </style:style>
    <style:style style:name="ce1" style:family="table-cell" style:parent-style-name="Default">
      <style:text-properties fo:font-size="14pt"/>
    </style:style>
    <style:style style:name="ce5" style:family="table-cell" style:parent-style-name="Default" style:data-style-name="N100">
      <style:text-properties fo:font-size="14pt"/>
    </style:style>
    <style:style style:name="ce2" style:family="table-cell" style:parent-style-name="Default" style:data-style-name="N100">
      <style:text-properties fo:font-size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5" table:default-cell-style-name="Default"/>
        <table:table-column table:style-name="co6" table:number-columns-repeated="1018" table:default-cell-style-name="ce1"/>
        <table:table-row table:style-name="ro1">
          <table:table-cell table:style-name="ce3" office:value-type="string" calcext:value-type="string">
            <text:p>code</text:p>
          </table:table-cell>
          <table:table-cell table:style-name="ce3"/>
          <table:table-cell table:style-name="ce5" office:value-type="string" calcext:value-type="string">
            <text:p>name</text:p>
          </table:table-cell>
          <table:table-cell table:style-name="ce3" office:value-type="string" calcext:value-type="string">
            <text:p>datasheet</text:p>
          </table:table-cell>
          <table:table-cell table:style-name="ce5" office:value-type="string" calcext:value-type="string">
            <text:p>default show</text:p>
          </table:table-cell>
          <table:table-cell/>
          <table:table-cell table:style-name="ce3" table:number-columns-repeated="3"/>
          <table:table-cell table:number-columns-repeated="1015"/>
        </table:table-row>
        <table:table-row table:style-name="ro1">
          <table:table-cell office:value-type="string" calcext:value-type="string">
            <table:cell-range-source table:name="CSV_all" xlink:type="simple" xlink:href="../tools.txt" table:filter-name="Text - txt - csv (StarCalc)" table:filter-options="9/59/44,34,76,1,,0,false,false,true,false,false,0,false" table:last-column-spanned="9" table:last-row-spanned="108"/>
            <text:p>diecimila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lias for arduino-ft232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</text:p>
          </table:table-cell>
          <table:table-cell table:number-columns-repeated="2" office:value-type="string" calcext:value-type="string">
            <text:p>Arduino</text:p>
          </table:table-cell>
          <table:table-cell/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-ft232r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: FT232R connected to ISP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109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ppNote AVR109 BootLoad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91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ppNote AVR911 AVROSP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9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T89 ISP cabl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tterfly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Butterfly Development Board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91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Low Cost Serial Programm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_dw</text:p>
          </table:table-cell>
          <table:table-cell office:value-type="string" calcext:value-type="string">
            <text:p>Atmel Dragon</text:p>
          </table:table-cell>
          <table:table-cell office:value-type="string" calcext:value-type="string">
            <text:p>Atmel AVR Dragon in debug Wire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_hvsp</text:p>
          </table:table-cell>
          <table:table-cell office:value-type="string" calcext:value-type="string">
            <text:p>Atmel Dragon</text:p>
          </table:table-cell>
          <table:table-cell office:value-type="string" calcext:value-type="string">
            <text:p>Atmel AVR Dragon in HVS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_isp</text:p>
          </table:table-cell>
          <table:table-cell office:value-type="string" calcext:value-type="string">
            <text:p>Atmel Dragon</text:p>
          </table:table-cell>
          <table:table-cell office:value-type="string" calcext:value-type="string">
            <text:p>Atmel AVR Dragon in IS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_jtag</text:p>
          </table:table-cell>
          <table:table-cell office:value-type="string" calcext:value-type="string">
            <text:p>Atmel Dragon</text:p>
          </table:table-cell>
          <table:table-cell office:value-type="string" calcext:value-type="string">
            <text:p>Atmel AVR Dragon in JTAG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6"/>
          <table:table-cell>
            <table:cell-range-source table:name="CSV_all" xlink:type="simple" xlink:href="../tools.txt" table:filter-name="Text - txt - csv (StarCalc)" table:filter-options="9/59/44,34,76,1,,0,false,false,true,false,false,0,false" table:last-column-spanned="1" table:last-row-spanned="1"/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ragon_pdi</text:p>
          </table:table-cell>
          <table:table-cell office:value-type="string" calcext:value-type="string">
            <text:p>Atmel Dragon</text:p>
          </table:table-cell>
          <table:table-cell office:value-type="string" calcext:value-type="string">
            <text:p>Atmel AVR Dragon in 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_pp</text:p>
          </table:table-cell>
          <table:table-cell office:value-type="string" calcext:value-type="string">
            <text:p>Atmel Dragon</text:p>
          </table:table-cell>
          <table:table-cell office:value-type="string" calcext:value-type="string">
            <text:p>Atmel AVR Dragon in P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melice_dw</text:p>
          </table:table-cell>
          <table:table-cell office:value-type="string" calcext:value-type="string">
            <text:p>Atmel ICE</text:p>
          </table:table-cell>
          <table:table-cell office:value-type="string" calcext:value-type="string">
            <text:p>Atmel-ICE(ARM/AVR) in debug WIRE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melice_isp</text:p>
          </table:table-cell>
          <table:table-cell office:value-type="string" calcext:value-type="string">
            <text:p>Atmel ICE</text:p>
          </table:table-cell>
          <table:table-cell office:value-type="string" calcext:value-type="string">
            <text:p>Atmel-ICE(ARM/AVR) in IS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melice</text:p>
          </table:table-cell>
          <table:table-cell office:value-type="string" calcext:value-type="string">
            <text:p>Atmel ICE</text:p>
          </table:table-cell>
          <table:table-cell office:value-type="string" calcext:value-type="string">
            <text:p>Atmel-ICE(ARM/AVR) in JTAG mode</text:p>
          </table:table-cell>
          <table:table-cell/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melice_pdi</text:p>
          </table:table-cell>
          <table:table-cell office:value-type="string" calcext:value-type="string">
            <text:p>Atmel ICE</text:p>
          </table:table-cell>
          <table:table-cell office:value-type="string" calcext:value-type="string">
            <text:p>Atmel-ICE(ARM/AVR) in 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melice_updi</text:p>
          </table:table-cell>
          <table:table-cell office:value-type="string" calcext:value-type="string">
            <text:p>Atmel ICE</text:p>
          </table:table-cell>
          <table:table-cell office:value-type="string" calcext:value-type="string">
            <text:p>Atmel-ICE(ARM/AVR) in U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isp</text:p>
          </table:table-cell>
          <table:table-cell office:value-type="string" calcext:value-type="string">
            <text:p>Atmel ISP</text:p>
          </table:table-cell>
          <table:table-cell office:value-type="string" calcext:value-type="string">
            <text:p>Atmel AVR ISP</text:p>
          </table:table-cell>
          <table:table-cell/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isp2</text:p>
          </table:table-cell>
          <table:table-cell office:value-type="string" calcext:value-type="string">
            <text:p>Atmel ISP</text:p>
          </table:table-cell>
          <table:table-cell office:value-type="string" calcext:value-type="string">
            <text:p>Atmel AVR ISP mkII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ispmkII</text:p>
          </table:table-cell>
          <table:table-cell office:value-type="string" calcext:value-type="string">
            <text:p>Atmel ISP</text:p>
          </table:table-cell>
          <table:table-cell office:value-type="string" calcext:value-type="string">
            <text:p>Atmel AVR ISP mkII</text:p>
          </table:table-cell>
          <table:table-cell/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ispv2</text:p>
          </table:table-cell>
          <table:table-cell office:value-type="string" calcext:value-type="string">
            <text:p>Atmel ISP</text:p>
          </table:table-cell>
          <table:table-cell office:value-type="string" calcext:value-type="string">
            <text:p>Atmel AVR ISP V2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1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(mkI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mkI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(mkI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1slow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(mkI) slow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2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mkII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2fast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 Fast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2avr32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 in AVR32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mkII_avr32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 in AVR32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2dw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 in debug Wire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2isp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 in IS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2pdi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 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2slow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 mkII Slow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3dw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3 in debug WIRE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3isp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3 in IS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3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3 in JTAG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3pdi</text:p>
          </table:table-cell>
          <table:table-cell office:value-type="string" calcext:value-type="string">
            <text:p>Atmel JTAG ICE</text:p>
          </table:table-cell>
          <table:table-cell office:value-type="string" calcext:value-type="string">
            <text:p>Atmel JTAG ICE3 in 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debugger_dw</text:p>
          </table:table-cell>
          <table:table-cell office:value-type="string" calcext:value-type="string">
            <text:p>Atmel PowerDebugger</text:p>
          </table:table-cell>
          <table:table-cell office:value-type="string" calcext:value-type="string">
            <text:p>Atmel PowerDebugger (ARM/AVR) in debug Wire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debugger_isp</text:p>
          </table:table-cell>
          <table:table-cell office:value-type="string" calcext:value-type="string">
            <text:p>Atmel PowerDebugger</text:p>
          </table:table-cell>
          <table:table-cell office:value-type="string" calcext:value-type="string">
            <text:p>Atmel PowerDebugger (ARM/AVR) in IS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debugger</text:p>
          </table:table-cell>
          <table:table-cell office:value-type="string" calcext:value-type="string">
            <text:p>Atmel PowerDebugger</text:p>
          </table:table-cell>
          <table:table-cell office:value-type="string" calcext:value-type="string">
            <text:p>Atmel PowerDebugger (ARM/AVR) in JTAG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debugger_pdi</text:p>
          </table:table-cell>
          <table:table-cell office:value-type="string" calcext:value-type="string">
            <text:p>Atmel PowerDebugger</text:p>
          </table:table-cell>
          <table:table-cell office:value-type="string" calcext:value-type="string">
            <text:p>Atmel PowerDebugger (ARM/AVR) in 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debugger_updi</text:p>
          </table:table-cell>
          <table:table-cell office:value-type="string" calcext:value-type="string">
            <text:p>Atmel PowerDebugger</text:p>
          </table:table-cell>
          <table:table-cell office:value-type="string" calcext:value-type="string">
            <text:p>Atmel PowerDebugger (ARM/AVR) in U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plainedmini_dw</text:p>
          </table:table-cell>
          <table:table-cell office:value-type="string" calcext:value-type="string">
            <text:p>Atmel Xplained</text:p>
          </table:table-cell>
          <table:table-cell office:value-type="string" calcext:value-type="string">
            <text:p>Atmel AVR Xplained Mini in debug WIRE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plainedmini</text:p>
          </table:table-cell>
          <table:table-cell office:value-type="string" calcext:value-type="string">
            <text:p>Atmel Xplained</text:p>
          </table:table-cell>
          <table:table-cell office:value-type="string" calcext:value-type="string">
            <text:p>Atmel AVR Xplained Mini in ISP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plainedmini_updi</text:p>
          </table:table-cell>
          <table:table-cell office:value-type="string" calcext:value-type="string">
            <text:p>Atmel Xplained</text:p>
          </table:table-cell>
          <table:table-cell office:value-type="string" calcext:value-type="string">
            <text:p>Atmel AVR Xplained Mini in U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plainedpro</text:p>
          </table:table-cell>
          <table:table-cell office:value-type="string" calcext:value-type="string">
            <text:p>Atmel Xplained</text:p>
          </table:table-cell>
          <table:table-cell office:value-type="string" calcext:value-type="string">
            <text:p>Atmel AVR Xplained Pro in JTAG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plainedpro_updi</text:p>
          </table:table-cell>
          <table:table-cell office:value-type="string" calcext:value-type="string">
            <text:p>Atmel Xplained</text:p>
          </table:table-cell>
          <table:table-cell office:value-type="string" calcext:value-type="string">
            <text:p>Atmel AVR Xplained Pro in UPDI mod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basp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USBasp</text:p>
          </table:table-cell>
          <table:table-cell office:value-type="string" calcext:value-type="string">
            <text:p>http://www.fischl.de/usbasp/</text:p>
          </table:table-cell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bti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USBtiny</text:p>
          </table:table-cell>
          <table:table-cell office:value-type="string" calcext:value-type="string">
            <text:p>https://learn.adafruit.com/usbtinyisp</text:p>
          </table:table-cell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rftdi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232D based generic programm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32HIO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232H based generic programm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M232H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2H (based module from FTDI and Glyn.com.au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2HM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2H (based module from FTDI and Glyn.com.au)</text:p>
          </table:table-cell>
          <table:table-cell office:value-type="string" calcext:value-type="string">
            <text:p>https://ftdichip.com/products/c232hm-ddhsl-0-2/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232r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2R Synchronous BitBang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245r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45R Synchronous BitBang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32h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4232H based generic programm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tl232r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DI TTL232R (5V with ICSP adapter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mini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pan text:style-name="T1">ABC mini Board (Dick Smith HOT CHIP</text:span>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tera Byte Blast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tagke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montec JTAG Key (Tiny and Key2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basp-c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ny usbasp clone with correct VID/PID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is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-ISP V1.1 programming cable for AVR-SDK1</text:p>
          </table:table-cell>
          <table:table-cell office:value-type="string" calcext:value-type="string">
            <text:p>http://micro-research.co.th/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com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ascom SAMPLE programming cabl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wmeg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itWizard FTDI Atmega built in programm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rian Dean's Programmer</text:p>
          </table:table-cell>
          <table:table-cell office:value-type="string" calcext:value-type="string">
            <text:p>http://www.bsdhome.com/avrdude/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b5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rossbow MIB510 programming board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p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irect AVR Parallel Accesscabl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0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ontronics DT006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e-isp-av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REISP-AVR</text:p>
          </table:table-cell>
          <table:table-cell office:value-type="string" calcext:value-type="string">
            <text:p>http://www.ere.co.th/download/sch050713.pdf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ip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LIP USB DFU protocol version1(doc7618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ip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LIP USB DFU protocol version2(AVR4023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-stk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ank STK200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turle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uturlec programming cabl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hajo-isp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pan text:style-name="T1">HaJo </text:span>AVR ISP Programmer</text:p>
          </table:table-cell>
          <table:table-cell office:value-type="string" calcext:value-type="string">
            <text:p>http://www.eHaJo.de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v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asonKyle's pAVR Serial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pro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ancos SI Programmer</text:p>
          </table:table-cell>
          <table:table-cell office:value-type="string" calcext:value-type="string">
            <text:p>http://www.lancos.com/siprogsch.html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3s81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uminary Micro LM3S811 Eval Board (Rev.A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kit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icroChip's PIC kit2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tterfly_m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ikrokopter.de Butterfly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kbutterfl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ikrokopter.de Butterfly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bobe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IBObe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ightshade ALF-Pgm AVR</text:p>
          </table:table-cell>
          <table:table-cell office:value-type="string" calcext:value-type="string">
            <text:p>http://nightshade.homeip.net/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-lin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-Link OpenJTAG</text:p>
          </table:table-cell>
          <table:table-cell office:value-type="string" calcext:value-type="string">
            <text:p>www.100ask.net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mok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penmoko debug board (v3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owe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ico web Programming Cable</text:p>
          </table:table-cell>
          <table:table-cell office:value-type="string" calcext:value-type="string">
            <text:p>http://www.picoweb.net/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s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nyProg Serial (serial, reset=!txd sck=rts mosi=dtr miso=cts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-stk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nyProg STK200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sa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ial port banging (reset=!dtr sck=rts mosi=txd miso=cts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n232i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ial port banging (reset=dtr sck=!rts mosi=!txd miso=!cts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s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ial port banging (reset=rts sck=dtr mosi=txd miso=cts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teve Bolt's Programm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pir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he Bus Pirat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pirate_bb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he Bus Pirate (bitbang interface supports TPI)</text:p>
          </table:table-cell>
          <table:table-cell table:style-name="Default"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mp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IAO USB Multi-Protocol Adapter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compatin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compatino with all pairs of pins shorted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iring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ilinx JTAG cabl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200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200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500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500</text:p>
          </table:table-cell>
          <table:table-cell/>
          <table:table-cell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500v1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500 Version1.xfirmwar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500v2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500 Version2.xfirmware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500hvsp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500V2(high-voltage serial programming mode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500pp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500V2(parallel programming mode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600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600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600hvsp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600 (high-voltage serial programming mode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k600pp</text:p>
          </table:table-cell>
          <table:table-cell office:value-type="string" calcext:value-type="string">
            <text:p>STK Series</text:p>
          </table:table-cell>
          <table:table-cell office:value-type="string" calcext:value-type="string">
            <text:p>STK600 (parallel programming mode)</text:p>
          </table:table-cell>
          <table:table-cell/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6:04:27.052787473</meta:creation-date>
    <dc:date>2022-09-27T15:29:27.694747308</dc:date>
    <meta:editing-duration>PT3H25M50S</meta:editing-duration>
    <meta:editing-cycles>16</meta:editing-cycles>
    <meta:generator>LibreOffice/7.3.4.2$Linux_X86_64 LibreOffice_project/728fec16bd5f605073805c3c9e7c4212a0120dc5</meta:generator>
    <meta:document-statistic meta:table-count="1" meta:cell-count="447" meta:object-count="0"/>
  </office:meta>
</office:document-meta>
</file>